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float" office:value="170">
            <text:p>170</text:p>
          </table:table-cell>
          <table:table-cell office:value-type="float" office:value="158">
            <text:p>158</text:p>
          </table:table-cell>
          <table:table-cell office:value-type="float" office:value="1">
            <text:p>1</text:p>
          </table:table-cell>
          <table:table-cell table:formula="oooc:=IF([.C1]&gt;=0.5*[.$C$12];1;0)" office:value-type="float" office:value="0">
            <text:p>0</text:p>
          </table:table-cell>
          <table:table-cell table:formula="oooc:=IF([.C1]&gt;=0.25*[.$C$12];1;0)" office:value-type="float" office:value="0">
            <text:p>0</text:p>
          </table:table-cell>
          <table:table-cell table:formula="oooc:=IF([.C1]&gt;=0.75*[.$C$12];1;0)" office:value-type="float" office:value="0">
            <text:p>0</text:p>
          </table:table-cell>
          <table:table-cell table:formula="oooc:=([.B1]-[.$D$16])^2" office:value-type="float" office:value="26433.3402777778">
            <text:p>26433,34</text:p>
          </table:table-cell>
          <table:table-cell table:number-columns-repeated="3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table:formula="oooc:=IF([.C2]&gt;=0.5*[.$C$12];1;0)" office:value-type="float" office:value="0">
            <text:p>0</text:p>
          </table:table-cell>
          <table:table-cell table:formula="oooc:=IF([.C2]&gt;=0.25*[.$C$12];1;0)" office:value-type="float" office:value="0">
            <text:p>0</text:p>
          </table:table-cell>
          <table:table-cell table:formula="oooc:=IF([.C2]&gt;=0.75*[.$C$12];1;0)" office:value-type="float" office:value="0">
            <text:p>0</text:p>
          </table:table-cell>
          <table:table-cell table:formula="oooc:=([.B2]-[.$D$16])^2" office:value-type="float" office:value="22675.3402777778">
            <text:p>22675,34</text:p>
          </table:table-cell>
          <table:table-cell table:number-columns-repeated="3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235">
            <text:p>235</text:p>
          </table:table-cell>
          <table:table-cell office:value-type="float" office:value="3">
            <text:p>3</text:p>
          </table:table-cell>
          <table:table-cell table:formula="oooc:=IF([.C3]&gt;=0.5*[.$C$12];1;0)" office:value-type="float" office:value="0">
            <text:p>0</text:p>
          </table:table-cell>
          <table:table-cell table:formula="oooc:=IF([.C3]&gt;=0.25*[.$C$12];1;0)" office:value-type="float" office:value="1">
            <text:p>1</text:p>
          </table:table-cell>
          <table:table-cell table:formula="oooc:=IF([.C3]&gt;=0.75*[.$C$12];1;0)" office:value-type="float" office:value="0">
            <text:p>0</text:p>
          </table:table-cell>
          <table:table-cell table:formula="oooc:=([.B3]-[.$D$16])^2" office:value-type="float" office:value="7324.50694444444">
            <text:p>7324,51</text:p>
          </table:table-cell>
          <table:table-cell table:number-columns-repeated="3"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274">
            <text:p>274</text:p>
          </table:table-cell>
          <table:table-cell office:value-type="float" office:value="4">
            <text:p>4</text:p>
          </table:table-cell>
          <table:table-cell table:formula="oooc:=IF([.C4]&gt;=0.5*[.$C$12];1;0)" office:value-type="float" office:value="0">
            <text:p>0</text:p>
          </table:table-cell>
          <table:table-cell table:formula="oooc:=IF([.C4]&gt;=0.25*[.$C$12];1;0)" office:value-type="float" office:value="1">
            <text:p>1</text:p>
          </table:table-cell>
          <table:table-cell table:formula="oooc:=IF([.C4]&gt;=0.75*[.$C$12];1;0)" office:value-type="float" office:value="0">
            <text:p>0</text:p>
          </table:table-cell>
          <table:table-cell table:formula="oooc:=([.B4]-[.$D$16])^2" office:value-type="float" office:value="2170.00694444444">
            <text:p>2170,01</text:p>
          </table:table-cell>
          <table:table-cell table:number-columns-repeated="3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278">
            <text:p>278</text:p>
          </table:table-cell>
          <table:table-cell office:value-type="float" office:value="5">
            <text:p>5</text:p>
          </table:table-cell>
          <table:table-cell table:formula="oooc:=IF([.C5]&gt;=0.5*[.$C$12];1;0)" office:value-type="float" office:value="0">
            <text:p>0</text:p>
          </table:table-cell>
          <table:table-cell table:formula="oooc:=IF([.C5]&gt;=0.25*[.$C$12];1;0)" office:value-type="float" office:value="1">
            <text:p>1</text:p>
          </table:table-cell>
          <table:table-cell table:formula="oooc:=IF([.C5]&gt;=0.75*[.$C$12];1;0)" office:value-type="float" office:value="0">
            <text:p>0</text:p>
          </table:table-cell>
          <table:table-cell table:formula="oooc:=([.B5]-[.$D$16])^2" office:value-type="float" office:value="1813.34027777778">
            <text:p>1813,34</text:p>
          </table:table-cell>
          <table:table-cell table:number-columns-repeated="3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282">
            <text:p>282</text:p>
          </table:table-cell>
          <table:table-cell office:value-type="float" office:value="6">
            <text:p>6</text:p>
          </table:table-cell>
          <table:table-cell table:formula="oooc:=IF([.C6]&gt;=0.5*[.$C$12];1;0)" office:value-type="float" office:value="1">
            <text:p>1</text:p>
          </table:table-cell>
          <table:table-cell table:formula="oooc:=IF([.C6]&gt;=0.25*[.$C$12];1;0)" office:value-type="float" office:value="1">
            <text:p>1</text:p>
          </table:table-cell>
          <table:table-cell table:formula="oooc:=IF([.C6]&gt;=0.75*[.$C$12];1;0)" office:value-type="float" office:value="0">
            <text:p>0</text:p>
          </table:table-cell>
          <table:table-cell table:formula="oooc:=([.B6]-[.$D$16])^2" office:value-type="float" office:value="1488.67361111111">
            <text:p>1488,67</text:p>
          </table:table-cell>
          <table:table-cell table:number-columns-repeated="3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90">
            <text:p>290</text:p>
          </table:table-cell>
          <table:table-cell office:value-type="float" office:value="7">
            <text:p>7</text:p>
          </table:table-cell>
          <table:table-cell table:formula="oooc:=IF([.C7]&gt;=0.5*[.$C$12];1;0)" office:value-type="float" office:value="1">
            <text:p>1</text:p>
          </table:table-cell>
          <table:table-cell table:formula="oooc:=IF([.C7]&gt;=0.25*[.$C$12];1;0)" office:value-type="float" office:value="1">
            <text:p>1</text:p>
          </table:table-cell>
          <table:table-cell table:formula="oooc:=IF([.C7]&gt;=0.75*[.$C$12];1;0)" office:value-type="float" office:value="0">
            <text:p>0</text:p>
          </table:table-cell>
          <table:table-cell table:formula="oooc:=([.B7]-[.$D$16])^2" office:value-type="float" office:value="935.340277777777">
            <text:p>935,34</text:p>
          </table:table-cell>
          <table:table-cell table:number-columns-repeated="3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359">
            <text:p>359</text:p>
          </table:table-cell>
          <table:table-cell office:value-type="float" office:value="8">
            <text:p>8</text:p>
          </table:table-cell>
          <table:table-cell table:formula="oooc:=IF([.C8]&gt;=0.5*[.$C$12];1;0)" office:value-type="float" office:value="1">
            <text:p>1</text:p>
          </table:table-cell>
          <table:table-cell table:formula="oooc:=IF([.C8]&gt;=0.25*[.$C$12];1;0)" office:value-type="float" office:value="1">
            <text:p>1</text:p>
          </table:table-cell>
          <table:table-cell table:formula="oooc:=IF([.C8]&gt;=0.75*[.$C$12];1;0)" office:value-type="float" office:value="0">
            <text:p>0</text:p>
          </table:table-cell>
          <table:table-cell table:formula="oooc:=([.B8]-[.$D$16])^2" office:value-type="float" office:value="1475.84027777778">
            <text:p>1475,84</text:p>
          </table:table-cell>
          <table:table-cell table:number-columns-repeated="3"/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364">
            <text:p>364</text:p>
          </table:table-cell>
          <table:table-cell office:value-type="float" office:value="9">
            <text:p>9</text:p>
          </table:table-cell>
          <table:table-cell table:formula="oooc:=IF([.C9]&gt;=0.5*[.$C$12];1;0)" office:value-type="float" office:value="1">
            <text:p>1</text:p>
          </table:table-cell>
          <table:table-cell table:formula="oooc:=IF([.C9]&gt;=0.25*[.$C$12];1;0)" office:value-type="float" office:value="1">
            <text:p>1</text:p>
          </table:table-cell>
          <table:table-cell table:formula="oooc:=IF([.C9]&gt;=0.75*[.$C$12];1;0)" office:value-type="float" office:value="1">
            <text:p>1</text:p>
          </table:table-cell>
          <table:table-cell table:formula="oooc:=([.B9]-[.$D$16])^2" office:value-type="float" office:value="1885.00694444445">
            <text:p>1885,01</text:p>
          </table:table-cell>
          <table:table-cell table:number-columns-repeated="3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376">
            <text:p>376</text:p>
          </table:table-cell>
          <table:table-cell office:value-type="float" office:value="10">
            <text:p>10</text:p>
          </table:table-cell>
          <table:table-cell table:formula="oooc:=IF([.C10]&gt;=0.5*[.$C$12];1;0)" office:value-type="float" office:value="1">
            <text:p>1</text:p>
          </table:table-cell>
          <table:table-cell table:formula="oooc:=IF([.C10]&gt;=0.25*[.$C$12];1;0)" office:value-type="float" office:value="1">
            <text:p>1</text:p>
          </table:table-cell>
          <table:table-cell table:formula="oooc:=IF([.C10]&gt;=0.75*[.$C$12];1;0)" office:value-type="float" office:value="1">
            <text:p>1</text:p>
          </table:table-cell>
          <table:table-cell table:formula="oooc:=([.B10]-[.$D$16])^2" office:value-type="float" office:value="3071.00694444445">
            <text:p>3071,01</text:p>
          </table:table-cell>
          <table:table-cell table:number-columns-repeated="3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427">
            <text:p>427</text:p>
          </table:table-cell>
          <table:table-cell office:value-type="float" office:value="11">
            <text:p>11</text:p>
          </table:table-cell>
          <table:table-cell table:formula="oooc:=IF([.C11]&gt;=0.5*[.$C$12];1;0)" office:value-type="float" office:value="1">
            <text:p>1</text:p>
          </table:table-cell>
          <table:table-cell table:formula="oooc:=IF([.C11]&gt;=0.25*[.$C$12];1;0)" office:value-type="float" office:value="1">
            <text:p>1</text:p>
          </table:table-cell>
          <table:table-cell table:formula="oooc:=IF([.C11]&gt;=0.75*[.$C$12];1;0)" office:value-type="float" office:value="1">
            <text:p>1</text:p>
          </table:table-cell>
          <table:table-cell table:formula="oooc:=([.B11]-[.$D$16])^2" office:value-type="float" office:value="11324.5069444444">
            <text:p>11324,51</text:p>
          </table:table-cell>
          <table:table-cell table:number-columns-repeated="3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634">
            <text:p>634</text:p>
          </table:table-cell>
          <table:table-cell office:value-type="float" office:value="12">
            <text:p>12</text:p>
          </table:table-cell>
          <table:table-cell table:formula="oooc:=IF([.C12]&gt;=0.5*[.$C$12];1;0)" office:value-type="float" office:value="1">
            <text:p>1</text:p>
          </table:table-cell>
          <table:table-cell table:formula="oooc:=IF([.C12]&gt;=0.25*[.$C$12];1;0)" office:value-type="float" office:value="1">
            <text:p>1</text:p>
          </table:table-cell>
          <table:table-cell table:formula="oooc:=IF([.C12]&gt;=0.75*[.$C$12];1;0)" office:value-type="float" office:value="1">
            <text:p>1</text:p>
          </table:table-cell>
          <table:table-cell table:formula="oooc:=([.B12]-[.$D$16])^2" office:value-type="float" office:value="98230.0069444445">
            <text:p>98230,01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Moda</text:p>
          </table:table-cell>
          <table:table-cell table:formula="oooc:=MODE([.A1:.A12])" office:value-type="float" office:value="0">
            <text:p>#VALOR!</text:p>
          </table:table-cell>
          <table:table-cell table:style-name="ce2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Media</text:p>
          </table:table-cell>
          <table:table-cell table:formula="oooc:=AVERAGE([.A1:.A12])" office:value-type="float" office:value="320.583333333333">
            <text:p>320,5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Mediana</text:p>
          </table:table-cell>
          <table:table-cell table:formula="oooc:=MEDIAN([.A1:.A12])" office:value-type="float" office:value="286">
            <text:p>286</text:p>
          </table:table-cell>
          <table:table-cell/>
          <table:table-cell office:value-type="string">
            <text:p>Mediana</text:p>
          </table:table-cell>
          <table:table-cell office:value-type="float" office:value="282">
            <text:p>28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1er cuartil</text:p>
          </table:table-cell>
          <table:table-cell table:formula="oooc:=QUARTILE([.A1:.A12];1)" office:value-type="float" office:value="264.25">
            <text:p>264,25</text:p>
          </table:table-cell>
          <table:table-cell/>
          <table:table-cell office:value-type="string">
            <text:p>1er cuartil</text:p>
          </table:table-cell>
          <table:table-cell office:value-type="float" office:value="235">
            <text:p>2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3er cuartil</text:p>
          </table:table-cell>
          <table:table-cell table:formula="oooc:=QUARTILE([.A1:.A12];3)" office:value-type="float" office:value="367">
            <text:p>367</text:p>
          </table:table-cell>
          <table:table-cell/>
          <table:table-cell office:value-type="string">
            <text:p>3er cuartil</text:p>
          </table:table-cell>
          <table:table-cell office:value-type="float" office:value="364">
            <text:p>3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Varianza muestral</text:p>
          </table:table-cell>
          <table:table-cell table:formula="oooc:=VAR([.A1:.A12])" office:value-type="float" office:value="16256.9924242424">
            <text:p>16256,99</text:p>
          </table:table-cell>
          <table:table-cell/>
          <table:table-cell office:value-type="string">
            <text:p>Varianza muestral</text:p>
          </table:table-cell>
          <table:table-cell table:formula="oooc:=SUM([.G1:.G12])/11" office:value-type="float" office:value="16256.9924242424">
            <text:p>16256,99</text:p>
          </table:table-cell>
          <table:table-cell/>
          <table:table-cell office:value-type="string">
            <text:p>Desv. T. muestral</text:p>
          </table:table-cell>
          <table:table-cell table:formula="oooc:=SQRT([.G20])" office:value-type="float" office:value="127.502911434376">
            <text:p>127,5</text:p>
          </table:table-cell>
        </table:table-row>
        <table:table-row table:style-name="ro1">
          <table:table-cell table:number-columns-repeated="2"/>
          <table:table-cell office:value-type="string">
            <text:p>Varianza pobl.</text:p>
          </table:table-cell>
          <table:table-cell table:formula="oooc:=VARP([.A1:.A12])" office:value-type="float" office:value="14902.2430555556">
            <text:p>14902,24</text:p>
          </table:table-cell>
          <table:table-cell/>
          <table:table-cell office:value-type="string">
            <text:p>Varianza pobl.</text:p>
          </table:table-cell>
          <table:table-cell table:style-name="ce1" table:formula="oooc:=SUM([.G1:.G12])/12" office:value-type="float" office:value="14902.2430555556">
            <text:p>14902,24</text:p>
          </table:table-cell>
          <table:table-cell/>
          <table:table-cell office:value-type="string">
            <text:p>Desv. T. pobl.</text:p>
          </table:table-cell>
          <table:table-cell table:formula="oooc:=SQRT([.G21])" office:value-type="float" office:value="122.074743725128">
            <text:p>122,07</text:p>
          </table:table-cell>
        </table:table-row>
        <table:table-row table:style-name="ro1">
          <table:table-cell table:number-columns-repeated="2"/>
          <table:table-cell office:value-type="string">
            <text:p>Mínimo</text:p>
          </table:table-cell>
          <table:table-cell table:formula="oooc:=MIN([.A1:.A12])" office:value-type="float" office:value="158">
            <text:p>158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áximo</text:p>
          </table:table-cell>
          <table:table-cell table:formula="oooc:=MAX([.A1:.A12])" office:value-type="float" office:value="634">
            <text:p>634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ango</text:p>
          </table:table-cell>
          <table:table-cell table:style-name="ce1" table:formula="oooc:=MAX([.A1:.A12])-MIN([.A1:.A12])" office:value-type="float" office:value="476">
            <text:p>47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RIC</text:p>
          </table:table-cell>
          <table:table-cell table:style-name="ce1" table:formula="oooc:=[.D19]-[.D18]" office:value-type="float" office:value="102.75">
            <text:p>102,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LAI</text:p>
          </table:table-cell>
          <table:table-cell table:formula="oooc:=[.D18]-1.5*[.D25]" office:value-type="float" office:value="110.125">
            <text:p>110,13</text:p>
          </table:table-cell>
          <table:table-cell/>
          <table:table-cell office:value-type="string">
            <text:p>R add 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LAS</text:p>
          </table:table-cell>
          <table:table-cell table:formula="oooc:=[.D19]+1.5*[.D25]" office:value-type="float" office:value="521.125">
            <text:p>521,13</text:p>
          </table:table-cell>
          <table:table-cell/>
          <table:table-cell office:value-type="string">
            <text:p>Varianza m.</text:p>
          </table:table-cell>
          <table:table-cell office:value-type="float" office:value="16256.9924242424">
            <text:p>16256,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LEI</text:p>
          </table:table-cell>
          <table:table-cell table:formula="oooc:=[.D18]-3*[.D25]" office:value-type="float" office:value="-44">
            <text:p>-44</text:p>
          </table:table-cell>
          <table:table-cell/>
          <table:table-cell office:value-type="string">
            <text:p>Media </text:p>
          </table:table-cell>
          <table:table-cell office:value-type="float" office:value="320.583333333333">
            <text:p>320,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LES</text:p>
          </table:table-cell>
          <table:table-cell table:formula="oooc:=[.D19]+3*[.D25]" office:value-type="float" office:value="675.25">
            <text:p>675,25</text:p>
          </table:table-cell>
          <table:table-cell/>
          <table:table-cell office:value-type="string">
            <text:p>Mediana</text:p>
          </table:table-cell>
          <table:table-cell office:value-type="float" office:value="286">
            <text:p>286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number-columns-repeated="6"/>
        </table:table-row>
      </table:table>
      <table:database-ranges>
        <table:database-range table:target-range-address="Hoja1.B1:Hoja1.B12" table:contains-header="false">
          <table:sort table:bind-styles-to-content="fals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9">09/12/2007</text:date>, <text:time>21:04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11-27T17:30:01</meta:creation-date>
    <dc:creator>José Luis</dc:creator>
    <dc:date>2007-12-09T21:04:15</dc:date>
    <dc:language>es-ES</dc:language>
    <meta:editing-cycles>6</meta:editing-cycles>
    <meta:editing-duration>PT5H11M48S</meta:editing-duration>
    <meta:user-defined meta:name="Info 1"/>
    <meta:user-defined meta:name="Info 2"/>
    <meta:user-defined meta:name="Info 3"/>
    <meta:user-defined meta:name="Info 4"/>
    <meta:document-statistic meta:table-count="1" meta:cell-count="135"/>
  </office:meta>
</office:document-meta>
</file>